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T4" style:parent-style-name="Policepardéfaut" style:family="text">
      <style:text-properties fo:language="en" fo:country="US"/>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T11" style:parent-style-name="Policepardéfaut" style:family="text">
      <style:text-properties style:text-position="super 66.6%"/>
    </style:style>
    <style:style style:name="T12" style:parent-style-name="Policepardéfaut" style:family="text">
      <style:text-properties style:text-position="super 66.6%"/>
    </style:style>
    <style:style style:name="T13" style:parent-style-name="Policepardéfaut" style:family="text">
      <style:text-properties style:text-position="super 66.6%"/>
    </style:style>
    <style:style style:name="T14" style:parent-style-name="Lienhypertexte" style:family="text">
      <style:text-properties style:font-name-asian="HG Mincho Light J"/>
    </style:style>
    <style:style style:name="P15" style:parent-style-name="term" style:family="paragraph">
      <style:paragraph-properties fo:background-color="#E6E6FF"/>
    </style:style>
    <style:style style:name="P16" style:parent-style-name="term" style:family="paragraph">
      <style:paragraph-properties fo:background-color="#E6E6FF"/>
    </style:style>
    <style:style style:name="T17" style:parent-style-name="Policepardéfaut" style:family="text">
      <style:text-properties fo:font-variant="small-caps"/>
    </style:style>
    <style:style style:name="T18" style:parent-style-name="Policepardéfaut" style:family="text">
      <style:text-properties fo:font-variant="small-caps"/>
    </style:style>
    <style:style style:name="T19" style:parent-style-name="Policepardéfaut" style:family="text">
      <style:text-properties fo:font-variant="small-caps"/>
    </style:style>
    <style:style style:name="T20" style:parent-style-name="Policepardéfaut" style:family="text">
      <style:text-properties fo:font-variant="small-caps"/>
    </style:style>
    <style:style style:name="T21" style:parent-style-name="Policepardéfaut" style:family="text">
      <style:text-properties fo:font-variant="small-caps"/>
    </style:style>
    <style:style style:name="T22" style:parent-style-name="Policepardéfaut" style:family="text">
      <style:text-properties fo:font-variant="small-caps"/>
    </style:style>
    <style:style style:name="T23" style:parent-style-name="Policepardéfaut" style:family="text">
      <style:text-properties fo:font-style="italic" style:font-style-asian="italic"/>
    </style:style>
    <style:style style:name="T24" style:parent-style-name="Policepardéfaut" style:family="text">
      <style:text-properties fo:font-variant="small-caps"/>
    </style:style>
    <style:style style:name="T25" style:parent-style-name="Policepardéfaut" style:family="text">
      <style:text-properties style:text-position="super 65%"/>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style:font-style-complex="italic"/>
    </style:style>
    <style:style style:name="T34" style:parent-style-name="Policepardéfaut" style:family="text">
      <style:text-properties fo:font-style="italic" style:font-style-asian="italic"/>
    </style:style>
  </office:automatic-styles>
  <office:body>
    <office:text text:use-soft-page-breaks="true">
      <text:p text:style-name="P1">title : La vie de sentiment (article de<text:s/><text:span text:style-name="T2">La Plume</text:span>)</text:p>
      <text:p text:style-name="P3"><text:span text:style-name="T4">creator :<text:s/></text:span>Jean Viollis (1877-1932)</text:p>
      <text:p text:style-name="P5">copyeditor : Éric Thiébaud (OCR, XML-TEI)</text:p>
      <text:p text:style-name="P6">publisher : Sorbonne Université, LABEX OBVIL</text:p>
      <text:p text:style-name="P7">issued : 2018</text:p>
      <text:p text:style-name="P8">idno :<text:s/>http://obvil.paris-sorbonne.fr/corpus/critique/viollis_vie-de-sentiment/</text:p>
      <text:p text:style-name="P9">source : Jean Viollis (1877-1932), « La vie de sentiment »,<text:s/><text:span text:style-name="T10">La Plume : littéraire, artistique et sociale</text:span>, 9<text:span text:style-name="T11">e</text:span> année, n<text:span text:style-name="T12">o</text:span> 189, 1<text:span text:style-name="T13">er</text:span> mars 1897, p. 135-137. Source :<text:s/><text:a xlink:href="https://gallica.bnf.fr/ark:/12148/bpt6k15601c/f138.item" office:target-frame-name="_top" xlink:show="replace"><text:span text:style-name="T14">Gallica</text:span></text:a>.</text:p>
      <text:p text:style-name="P15">created : 1897</text:p>
      <text:p text:style-name="P16">language : fre</text:p>
      <text:h text:style-name="Titre1" text:outline-level="1"><text:span text:style-name="pb">[p.<text:s/></text:span><text:span text:style-name="pb">135</text:span><text:span text:style-name="pb">]<text:s/></text:span>La vie de sentiment</text:h>
      <text:p text:style-name="epigraph"><text:span text:style-name="T17">Jacqueline</text:span>. — Mettez-vous donc au piano et chantez-moi votre romance.</text:p>
      <text:p text:style-name="epigraph"><text:span text:style-name="T18">Fortunio</text:span>. — Excusez-moi, je ne saurais maintenant.</text:p>
      <text:p text:style-name="epigraph"><text:span text:style-name="T19">Jacqueline</text:span>.<text:s/>— Et pourquoi donc ?…<text:s/>J’ai presque envie de vouloir que vous chantiez bon gré<text:s/>mal gré.</text:p>
      <text:p text:style-name="epigraph"><text:span text:style-name="T20">Fortunio</text:span>. — Je souffre, ne me retenez pas.</text:p>
      <text:p text:style-name="epigraph"><text:span text:style-name="T21">Jacqueline</text:span>.<text:s/>— Chanteé<text:s/>d’abord, nous verrons ensuite si vous souffrez et si je vous retiens. Chantez, vous dis-je, je le veux. Vous ne chantez pas ? Eh bien ! que fait-il donc ? Allons, voyons ! si vous chantez, je vous donne le bout<text:s/>de ma mitaine.</text:p>
      <text:p text:style-name="bibl"><text:span text:style-name="T22">Messer</text:span>. — <text:span text:style-name="title">Le Chandelier</text:span>, III, 3.</text:p>
      <text:p text:style-name="Corpsdetexte">Il<text:s/>est permis de s’étonner que les récents débats touchant Musset et ses navrantes défaillances sentimentales aient eu le don de réchauffer quelque sympathie autour de son nom. Car on vient de préciser outrageusement cette aventure dont on soupçonnait<text:s/>bien<text:s/>l’émotion tragique, et qui sut unir, séparer, puis unir encore Musset affolé d’amère passion et l’innocente Lélia dont le crime fut d’avoir d’admirables yeux plus grands que le cœur. Or, au souvenir plutôt attristant de cette misère, l’amant recueille auprès de<text:s/><text:span text:style-name="pb">[p.<text:s/></text:span><text:span text:style-name="pb">136</text:span><text:span text:style-name="pb">]<text:s/></text:span>quelques-uns le bénéfice d’une estime inopportune, alors que tout au plus il devrait susciter la pitié que l’on doit aux faibles qui souffrent.</text:p>
      <text:p text:style-name="Corpsdetexte">Je crains, ainsi, que le dernier article de mon camarade Maurice Magre, traitant de<text:s/> Musset et la vie de sentiment »<text:span text:style-name="Appelnotedebasdep."><text:note text:note-class="footnote" text:id="_ftn0"><text:note-citation>1</text:note-citation><text:note-body><text:p text:style-name="Notedebasdepage"><text:s/>Voyez<text:s/><text:span text:style-name="T23">l’Effort</text:span><text:s/>de décembre 1896.</text:p></text:note-body></text:note></text:span>, n’ait créé quelque équivoque chez certains esprits. — On ne saurait exprimer trop souvent l’allégresse qui nous transporte, à voir la jeunesse littéraire s’unir enfin, en dehors des programmes et des écoles, pour réaliser cette tendance qui la pousse vers la vie normalement comprise et vécue sous toutes ses formes. Mais il faut avec loyauté dissiper toute hésitation qui pourrait entraver ce bel effort de lutte solidaire.</text:p>
      <text:p text:style-name="Corpsdetexte">Maurice Magre a voulu publier sa sympathie pour Musset ; l’affirmation est discutable, et je sais Magre très sincère. Mais c’est par surprise, je veux le croire, qu’il a cru devoir opposer l’attitude sentimentale à l’attitude de raison, René à Solness, donnant la préférence au mélancolique attristé, jouet des décors et des circonstances, contre le héros qui ose savoir et règle son effort selon sa conscience.</text:p>
      <text:p text:style-name="Corpsdetexte">Le sentimental<text:s/>confond sentiment avec instinct ; voilà la source de son erreur. Sans m’attarder à des querelles de détail, car rien n’est aussi vain qu’une logomachie, je vais essayer de dissiper tout malentendu en expliquant très brièvement pourquoi nous autres, qui nous efforçons d’être des rationnels, repoussons de toutes nos forces la vie de sentiment.</text:p>
      <text:p text:style-name="ab">*<text:line-break/>*   *</text:p>
      <text:p text:style-name="Corpsdetexte">Il est aisé de constater que, de nos jours, chaque forme de l’esprit sentimental agonise. Le dilettantisme s’épuise en ce fiévreux malade, Maurice Barrès, qui brûlant d’une volupté subtile, le pare savamment des suprêmes bandelettes. La jeunesse ne s’émeut plus, d’autre part, au sourire débonnaire de Renan, représentations du sentimentalisme religieux et qui se crut pourtant un grand rationaliste parce que ses doutes sur l’authenticité du Livre de Daniel le détachèrent du catholicisme. Mais c’est surtout dès qu’il s’agit de s’arrêter à un principe de vie quotidienne et d’action que toute interprétation sentimentale doit être abandonnée au profit d’une méthode rationnelle.</text:p>
      <text:p text:style-name="Corpsdetexte">Le sentiment, c’est l’instant faussé ; c’est le multiple dérivatif de notre spontanéité de vivre et d’agir. Nous avons tous la conviction fervente qu’il faut simplement s’offrir à la vie ! mais s’offrir n’est pas s’abandonner; or, il suffit d’une réflexion attentive, pour reconnaître que ces forces d’impulsion sentimentale qui remplacent en nous les énergies d’instinct, détourneraient notre existence des lois naturelles qu’elle doit, par essence, exprimer.</text:p>
      <text:p text:style-name="Corpsdetexte">Si je choisis comme exemple l’amour, c’est parce que Musset nous en présente l’occasion, c’est surtout parce qu’il est la plus universelle des puissances affectives, et que chacun peut par sa propre observation vérifier l’exactitude de ce que je voudrais prouver.</text:p>
      <text:p text:style-name="Corpsdetexte">On a maintes fois dénoncé la compression (sans cause et sans but, d’autant plus coupable) qui s’oppose à l’épanouissement amoureux de l’être humain dès sa puberté, et le contraint en bien des cas à se tromper par les plus honteuses pratiques. Mais voici l’homme adulte et libre (!)<text:s/>de son droit d’aimer. L’amour, tel qu’il se manifeste actuellement à lui, éclatant de mystère et d’allégresse, n’est qu’une toute spéciale application de la loi qui joint les individus différemment sexués pour la reproduction de l’espèce. Il est normalement la soumission momentanée de l’individu de l’espèce ; il est chez l’animal une obligation, non un plaisir ; certains même, comme l’éphémère, s’absorbent et meurent dans l’accomplissement du devoir amoureux. Je ne veux pas m’attacher à prouver la déviation première de l’instinct, résultant de ce que l’homme vit en un rut perpétuel, qu’il a fait de cette atavique fatalité un acte de jouissance personnelle, qu’il a détourné à son profit la somme d’amour qu’il devait à l’espèce; il serait d’autre part trop facile de montrer les maux innombrables (énervement de la race, débilité physique et intellectuelle des individus, limitation des descendances, etc.) causés par la pratique de l’amour ainsi conçu. Mais même pour exercer cet instinct détourné de son but (but qui, je le répète, n’est normalement que la procréation assurant l’espèce, et nullement une jouissance personnelle), pour exercer cet instinct déjà faussé, combien d’obstacles l’homme ne va-t-il pas rencontrer !<text:s/>Je suppose même qu’il dépasse les préjugés courants de l’opinion : son ennemi le plus redoutable sera toujours le propre objet de son désir. En réduisant la femme au rôle d’une simple fonction domestique, l’homme en a fait son inconsciente et primordiale adversaire. On la voit, préparée par une longue hérédité, élevée dès son enfance<text:s/>avec l’obsession et dans le but avoué de dominer, en représailles, son maître brutal par le harcèlement de factices apparats. Le penseur, le savant, l’artiste, sont éminemment nécessaires à l’évolution de l’humanité ; ils cristallisent le progrès expérimental ou la beauté éparse d’une époque, ils sont les formes soudain éclatantes des aspirations confuses d’un moment et d’une race. Or, leur vie ne sera qu’une longue lutte, souvent inutile, contre la domination amoureuse. L’héritage idéal, augmenté de leurs acquis personnels, qu’ils devraient intégralement transmettre à l’humanité, leur seront, durant leur vie entière, âprement disputés par la jalousie féminine. Que cet antagonisme dure encore quelques milliers d’années, et l’espèce humaine sera vouée par nécessité à l’arrêt dans l’évolution progressive, d’abord, puis, de dégénérescence en dégénérescence, à une chute rapide qui la soumettra bientôt à d’autres espèces animales mieux adaptées à leurs conditions du maintien et du progrès<text:span text:style-name="Appelnotedebasdep."><text:note text:note-class="footnote" text:id="_ftn1"><text:note-citation>2</text:note-citation><text:note-body><text:p text:style-name="Notedebasdepage"><text:s/>On ne lit plus assez les auteurs du<text:s/><text:span text:style-name="T24">xviii</text:span><text:span text:style-name="T25">e</text:span> siècle. Leur fréquentation nous épargnerait bien des doutes et bien des recherches. C’est ainsi que les deux chapitres de l’Île<text:s/>Christine dans<text:s/><text:span text:style-name="T26">les Incas</text:span><text:s/>de Marmontel, nous seraient un secours très efficace pour la solution du problème amoureux.</text:p></text:note-body></text:note></text:span>.</text:p>
      <text:p text:style-name="Corpsdetexte"><text:span text:style-name="pb">[p.<text:s/></text:span><text:span text:style-name="pb">137</text:span><text:span text:style-name="pb">]<text:s/></text:span>Et c’est après la constatation de cet état misérable de l’amour moderne qu’on voudrait nous conseiller de nous livrer sans lutte à la domination des puissances sentimentales ! Je lis cette phrase de Maurice Magre :<text:s/><text:span text:style-name="quote.c">« </text:span><text:span text:style-name="quote.c">Peut-être ceux qui ont cherché le secret de vivre dans l</text:span><text:span text:style-name="quote.c">’</text:span><text:span text:style-name="quote.c">analyse de leur souffrance ont-ils compris que la vraie sagesse était de souffrir simplement, humainement, comme il (Musset) l</text:span><text:span text:style-name="quote.c">’</text:span><text:span text:style-name="quote.c">avait fait. »</text:span><text:s/>— Que dira-t-on d’un malade qui, connaissant son mal et le moyen de le guérir, préférerait se résigner afin de se donner l’intéressante vanité de « souffrir humainement » ! Ah ! qu’il voie sa souffrance, et qu’il songe à s’en libérer plutôt que d’y chercher le précieux d’un geste bellement drapé ! Qu’on se hâte de réagir ! Ose enfin, jeunesse, reconnaître que tout est faussé en toi comme autour de toi. Nous tous qui avons vingt ans, voyons l’obstacle et mesurons nos forces. Il ne s’agit point seulement de l’amour, mais bien de toutes les manifestations de notre vie active. Il est justement opportun de proclamer que les temps de résignation sont morts, et que ceux de lutte vont naître à nos énergies. On a médit avec raison de l’abus que certains ont fait des analyses individuelles. Néanmoins l’éternel principe demeure vrai :<text:s/><text:span text:style-name="quote.c">« Connais-toi toi-même. </text:span><text:span text:style-name="quote.c">»</text:span><text:s/>Oui, chacun est d’avis qu’il faut s’abandonner à la nature. Mais ayant constaté que les principes sont déviés en nous, que leur expression est empêchée,<text:s/>comprimée en dehors de nous, — le premier devoir est bien de lutter contre toutes contraintes qui faussent le libre jeu de nos forces instinctives. Il faut se connaître, d’abord, et puis s’abandonner à<text:s/><text:span text:style-name="T27">sa vraie nature</text:span><text:s/>quand on l’a trouvée. Nous sommes des instruments affolés mais conscients, et nous pouvons par nous-même nous remettre au point. Les mesures d’hygiène et de salubrité doivent être parées, avant que l’on songe à se bien porter. Le sentimental est celui qui, dans un foyer d’épidémie, s’écrierait avec satisfaction : « Admirable milieu pour me maintenir en bonne santé ». Et c’est encore Jacqueline voulant faire chanter Fortunio désespéré : « Chantez d’abord, nous verrons ensuite si vous souffrez ! »</text:p>
      <text:p text:style-name="Corpsdetexte">Avant de se livrer et de «<text:s/> mener la vie de sentiment », la plus sage prudence commande d’examiner à quoi l’on s’abandonne, et dans quelles conditions. Et quand on a découvert l’inconséquence et l’impureté des principes comme du milieu, on s’est du même coup donné l’impérieuse obligation de ramener les principes à leur vérité naturelle, et de purifier leur milieu d’action. Car seulement après avoir déterminé la brise, on peut déployer son cœur en écharpe, et marcher confiants après avoir scruté la chance du chemin.</text:p>
      <text:p text:style-name="Corpsdetexte">Concluons donc à la nécessité préalable d’une révolution individuelle, méthodique et rationnelle.</text:p>
      <text:p text:style-name="ab">*<text:line-break/>*   *</text:p>
      <text:p text:style-name="Corpsdetexte">Voilà, se rapportant à la question sentimentale, quelques explications que je crois exactes ; pour laisser à l’idée toute sa force probante, je me suis interdit tout ornement d’apprêts subtils ou d’éloquence.</text:p>
      <text:p text:style-name="Corpsdetexte">Si j’ai quelque peu négligé de discuter jusqu’ici la valeur intrinsèque de Musset, c’est que d’abord cette dispute est secondaire, et que, de plus, chacun sur ce sujet a son opinion toute faite. Il est navrant de relire<text:s/>Musset. Rien ne crispe comme « Mardoche » ou « Namouna ». Aimable plaisantin ! Il te fallait cent vers pour t’excuser auprès de tes lectrices de<text:s/>leur présenter un homme tout nu ; et tu es l’auteur de ce vers immortel, dont tu aurais dû, pourtant, laisser l’initiative au très distingué Jean Rameau :</text:p>
      <text:p text:style-name="quote.l">                        …<text:s/>Elle avait la Pucelle</text:p>
      <text:p text:style-name="quote.l">Pour aïeule directe en ligne maternelle.</text:p>
      <text:p text:style-name="Corpsdetexte">Tu inventas Coppée avant Coppée, en y mêlant l’agréable piment du « Chansonnier français ».</text:p>
      <text:p text:style-name="Corpsdetexte">Ah! petit fou! Joli mutin bouclé, nous te préférons encore<text:span text:style-name="Appelnotedebasdep."><text:note text:note-class="footnote" text:id="_ftn2"><text:note-citation>3</text:note-citation><text:note-body><text:p text:style-name="Notedebasdepage"><text:s/>Je mets à part le Théâtre, où,<text:s/>à<text:s/>côté de cocasseries sucrées comme<text:s/><text:span text:style-name="T28">On ne badine pas avec l’amour</text:span><text:s/>et<text:s/><text:span text:style-name="T29">Bettine</text:span>, on trouve<text:s/><text:span text:style-name="T30">Lorenzaccio</text:span>, qui est un Hamlet presque original (ce qui n’est pas peu dire), et le<text:s/><text:span text:style-name="T31">Chandelier</text:span>, qui nous présente une situation dramatique<text:s/>fort habilement développée ; à<text:s/>propos de cette dernière pièce : Fortunio ! quel gentil nom pour un clerc de notaire ! Musset était seul capable de cette trouvaille.</text:p></text:note-body></text:note></text:span><text:s/>lorsque, quittant la gentillesse académique, tu fais vibrer, mais non toujours sans élégance, le larmoyant écho de tes peines de cœur. Tu sus représenter cette infinie tristesse de l’adolescent lettré qui frappe son front et maudit les dieux parce que la maîtresse de son amour a ri niaisement au<text:s/>moment pathétique, ou bâillé, — l’ingénue! — après une heure de serments. Ta plainte fut, c’est vrai, souvent harmonieuse. Mais ce ne fut qu’une pleureuse abandonnée, et nous voulons la souriante et vive enfant de notre joie !</text:p>
      <text:p text:style-name="Corpsdetexte">Le poète ? ah ! vraiment, tu ne le fus pas, ô mime douloureux d’un décor pathétique ! Le poète n’est pas celui que le hasard agite, il est celui qui domine et qui<text:s/><text:span text:style-name="T32">crée</text:span><text:span text:style-name="T33">.</text:span></text:p>
      <text:p text:style-name="Corpsdetexte">Il y a quelque mauvaise grâce à comparer Don Quichotte à Musset. Musset fut sa propre victime, et Don Quichotte celle des fantômes auxquels il eut le tort d’ajouter foi. Don Quichotte est celui qui crut en aveugle à des dogmes ; l’affirmation<text:s/>de la chevalerie lui sembla belle, il s’abandonna follement aux entraînements d’une imagination déréglée. Il faut opter entre la fantaisie brouillonne de sa cervelle et la réserve positive du sage Sancho. Or, de nos jours où de plus en plus on discute un principe avant d’en accepter la règle, il semble téméraire de proposer à notre exemple ce très irréfléchi chevalier de la Manche, qui souffrit tant pour avoir voulu vivre « le roman de sa vie ».</text:p>
      <text:p text:style-name="Corpsdetexte">Laissons sa lance, et l’armet de Mandrin. Sachons rester au niveau de la vie, quand nous l’aurons enfin connue ; nous sommes faits pour elle, comme elle pour nous. La vouloir hausser, c’est se méconnaître. Ne voyons pas en un moulin quelque géant redoutable ou futile, mais un beau moulin qui moud le bon grain.</text:p>
      <text:p text:style-name="signed"><text:span text:style-name="T34">JEAN VIOLL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style:font-name-asian="Times New Roman" style:font-name-complex="Times New Roman"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style:font-name-asian="Times New Roman" style:font-name-complex="Times New Roman"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language="fr" fo:country="FR"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title" style:display-name="&lt;title&gt;" style:family="text" style:parent-style-name="Policepardéfaut">
      <style:text-properties fo:font-style="italic" style:font-style-asian="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1T21:45:00Z</meta:creation-date>
    <dc:date>2018-12-11T21:45:00Z</dc:date>
    <meta:template xlink:href="Normal.dotm" xlink:type="simple"/>
    <meta:editing-cycles>2</meta:editing-cycles>
    <meta:editing-duration>PT0S</meta:editing-duration>
    <meta:document-statistic meta:page-count="2" meta:paragraph-count="25" meta:word-count="1974" meta:character-count="12807" meta:row-count="90" meta:non-whitespace-character-count="10858"/>
  </office:meta>
</office:document-meta>
</file>